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102cm" svg:stroke-color="#800000" draw:marker-start-width="0.508cm" draw:marker-end="Arrow" draw:marker-end-width="0.381cm" draw:marker-end-center="false" svg:stroke-linecap="butt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016cm"/>
    </style:style>
    <style:style style:name="gr7" style:family="graphic" style:parent-style-name="objectwithoutfill">
      <style:graphic-properties svg:stroke-width="0.102cm" svg:stroke-color="#8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color="#800000" draw:marker-start="Arrow" draw:marker-start-width="0.381cm" draw:textarea-vertical-align="middle"/>
    </style:style>
    <style:style style:name="gr9" style:family="graphic" style:parent-style-name="standard">
      <style:graphic-properties svg:stroke-width="0.102cm" svg:stroke-color="#800000" draw:marker-start="Arrow" draw:marker-start-width="0.381cm" draw:marker-end-width="0.509cm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fo:min-height="0.127cm"/>
    </style:style>
    <style:style style:name="gr11" style:family="graphic" style:parent-style-name="standard">
      <style:graphic-properties draw:stroke="none" svg:stroke-color="#000000" draw:fill="none" draw:fill-color="#ffffff" fo:min-height="0.153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12.303cm" svg:x2="14.589cm" svg:y2="12.176cm">
          <text:p/>
        </draw:line>
        <draw:g>
          <draw:g>
            <draw:g>
              <draw:custom-shape draw:style-name="gr2" draw:text-style-name="P1" draw:layer="layout" svg:width="3.09cm" svg:height="1.514cm" svg:x="5.492cm" svg:y="9.51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" draw:text-style-name="P1" draw:layer="layout" svg:x1="7.037cm" svg:y1="9.515cm" svg:x2="7.294cm" svg:y2="9.515cm">
                <text:p/>
              </draw:line>
              <draw:line draw:style-name="gr3" draw:text-style-name="P1" draw:layer="layout" svg:x1="7.037cm" svg:y1="11.029cm" svg:x2="6.694cm" svg:y2="11.029cm">
                <text:p/>
              </draw:line>
              <draw:custom-shape draw:style-name="gr2" draw:text-style-name="P1" draw:layer="layout" svg:width="3.09cm" svg:height="1.514cm" svg:x="5.492cm" svg:y="9.51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1" draw:layer="layout" svg:width="3.089cm" svg:height="1.515cm" svg:x="5.407cm" svg:y="4.3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" draw:text-style-name="P1" draw:layer="layout" svg:x1="6.951cm" svg:y1="4.322cm" svg:x2="7.208cm" svg:y2="4.322cm">
                <text:p/>
              </draw:line>
              <draw:line draw:style-name="gr3" draw:text-style-name="P1" draw:layer="layout" svg:x1="6.951cm" svg:y1="5.837cm" svg:x2="6.608cm" svg:y2="5.837cm">
                <text:p/>
              </draw:line>
              <draw:custom-shape draw:style-name="gr2" draw:text-style-name="P1" draw:layer="layout" svg:width="3.089cm" svg:height="1.515cm" svg:x="5.407cm" svg:y="4.3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4" draw:text-style-name="P1" draw:layer="layout" svg:x1="8.496cm" svg:y1="5.079cm" svg:x2="8.582cm" svg:y2="10.272cm">
              <text:p/>
            </draw:line>
            <draw:line draw:style-name="gr4" draw:text-style-name="P1" draw:layer="layout" svg:x1="5.407cm" svg:y1="5.187cm" svg:x2="5.493cm" svg:y2="10.38cm">
              <text:p/>
            </draw:line>
          </draw:g>
          <draw:g>
            <draw:custom-shape draw:style-name="gr2" draw:text-style-name="P1" draw:layer="layout" svg:width="3.01cm" svg:height="1.515cm" svg:x="11.332cm" svg:y="9.6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2.837cm" svg:y1="9.618cm" svg:x2="12.419cm" svg:y2="9.618cm">
              <text:p/>
            </draw:line>
            <draw:line draw:style-name="gr3" draw:text-style-name="P1" draw:layer="layout" svg:x1="12.837cm" svg:y1="11.133cm" svg:x2="13.255cm" svg:y2="11.133cm">
              <text:p/>
            </draw:line>
            <draw:custom-shape draw:style-name="gr2" draw:text-style-name="P1" draw:layer="layout" svg:width="3.01cm" svg:height="1.515cm" svg:x="11.332cm" svg:y="9.6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3.009cm" svg:height="1.515cm" svg:x="11.249cm" svg:y="4.4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2.754cm" svg:y1="4.425cm" svg:x2="12.336cm" svg:y2="4.425cm">
              <text:p/>
            </draw:line>
            <draw:line draw:style-name="gr3" draw:text-style-name="P1" draw:layer="layout" svg:x1="12.753cm" svg:y1="5.94cm" svg:x2="13.004cm" svg:y2="5.94cm">
              <text:p/>
            </draw:line>
            <draw:custom-shape draw:style-name="gr2" draw:text-style-name="P1" draw:layer="layout" svg:width="3.009cm" svg:height="1.515cm" svg:x="11.249cm" svg:y="4.4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4.258cm" svg:y1="5.182cm" svg:x2="14.342cm" svg:y2="10.375cm">
              <text:p/>
            </draw:line>
            <draw:line draw:style-name="gr4" draw:text-style-name="P1" draw:layer="layout" svg:x1="11.249cm" svg:y1="5.291cm" svg:x2="11.333cm" svg:y2="10.484cm">
              <text:p/>
            </draw:line>
          </draw:g>
          <draw:line draw:style-name="gr5" draw:text-style-name="P1" draw:layer="layout" svg:x1="7.058cm" svg:y1="8.743cm" svg:x2="7.058cm" svg:y2="6.584cm">
            <text:p/>
          </draw:line>
          <draw:line draw:style-name="gr5" draw:text-style-name="P1" draw:layer="layout" svg:x1="12.9cm" svg:y1="6.711cm" svg:x2="12.9cm" svg:y2="8.87cm">
            <text:p/>
          </draw:line>
          <draw:frame draw:style-name="gr6" draw:text-style-name="P2" draw:layer="layout" svg:width="4.699cm" svg:height="1.266cm" svg:x="4.772cm" svg:y="2.778cm">
            <draw:text-box>
              <text:p text:style-name="P2"><text:span text:style-name="T1">Anticyclone</text:span></text:p>
            </draw:text-box>
          </draw:frame>
          <draw:frame draw:style-name="gr6" draw:text-style-name="P2" draw:layer="layout" svg:width="3.302cm" svg:height="1.266cm" svg:x="11.249cm" svg:y="2.778cm">
            <draw:text-box>
              <text:p text:style-name="P2"><text:span text:style-name="T1">Cyclone</text:span></text:p>
            </draw:text-box>
          </draw:frame>
          <draw:g>
            <draw:g>
              <draw:path draw:style-name="gr7" draw:text-style-name="P1" draw:layer="layout" svg:width="1.015cm" svg:height="0.893cm" svg:x="7.439cm" svg:y="4.044cm" svg:viewBox="0 0 1016 894" svg:d="m0 894c0-1016 1016-889 1016-889">
                <text:p/>
              </draw:path>
              <draw:line draw:style-name="gr8" draw:text-style-name="P1" draw:layer="layout" svg:x1="8.937cm" svg:y1="4.049cm" svg:x2="8.302cm" svg:y2="4.049cm">
                <text:p/>
              </draw:line>
            </draw:g>
            <draw:g>
              <draw:path draw:style-name="gr7" draw:text-style-name="P1" draw:layer="layout" svg:width="1.015cm" svg:height="0.893cm" svg:x="5.508cm" svg:y="4.044cm" svg:viewBox="0 0 1016 894" svg:d="m1016 894c0-1016-1016-889-1016-889">
                <text:p/>
              </draw:path>
              <draw:line draw:style-name="gr8" draw:text-style-name="P1" draw:layer="layout" svg:x1="5.026cm" svg:y1="4.049cm" svg:x2="5.661cm" svg:y2="4.049cm">
                <text:p/>
              </draw:line>
            </draw:g>
          </draw:g>
          <draw:g>
            <draw:g>
              <draw:path draw:style-name="gr7" draw:text-style-name="P1" draw:layer="layout" svg:width="1.015cm" svg:height="0.893cm" draw:transform="rotate (-3.14159265358979) translate (14.323cm 11.41008cm)" svg:viewBox="0 0 1016 894" svg:d="m1016 894c0-1016-1016-889-1016-889">
                <text:p/>
              </draw:path>
              <draw:line draw:style-name="gr8" draw:text-style-name="P1" draw:layer="layout" svg:x1="14.805cm" svg:y1="11.405cm" svg:x2="14.17cm" svg:y2="11.405cm">
                <text:p/>
              </draw:line>
            </draw:g>
            <draw:g>
              <draw:path draw:style-name="gr7" draw:text-style-name="P1" draw:layer="layout" svg:width="1.015cm" svg:height="0.893cm" draw:transform="rotate (-3.14159265358979) translate (12.392cm 11.41008cm)" svg:viewBox="0 0 1016 894" svg:d="m0 894c0-1016 1016-889 1016-889">
                <text:p/>
              </draw:path>
              <draw:line draw:style-name="gr8" draw:text-style-name="P1" draw:layer="layout" svg:x1="10.894cm" svg:y1="11.405cm" svg:x2="11.529cm" svg:y2="11.405cm">
                <text:p/>
              </draw:line>
            </draw:g>
          </draw:g>
          <draw:g>
            <draw:g>
              <draw:path draw:style-name="gr7" draw:text-style-name="P1" draw:layer="layout" svg:width="1.015cm" svg:height="0.893cm" draw:transform="rotate (-3.14159265358979) translate (8.455cm 11.40908cm)" svg:viewBox="0 0 1016 894" svg:d="m1016 894c0-1016-1016-889-1016-889">
                <text:p/>
              </draw:path>
              <draw:line draw:style-name="gr8" draw:text-style-name="P1" draw:layer="layout" svg:x1="7.439cm" svg:y1="10.012cm" svg:x2="7.439cm" svg:y2="10.52cm">
                <text:p/>
              </draw:line>
            </draw:g>
            <draw:g>
              <draw:path draw:style-name="gr7" draw:text-style-name="P1" draw:layer="layout" svg:width="1.015cm" svg:height="0.893cm" draw:transform="rotate (-3.14159265358979) translate (8.455cm 11.41008cm)" svg:viewBox="0 0 1016 894" svg:d="m1016 894c0-1016-1016-889-1016-889">
                <text:p/>
              </draw:path>
              <draw:line draw:style-name="gr8" draw:text-style-name="P1" draw:layer="layout" svg:x1="7.439cm" svg:y1="10.013cm" svg:x2="7.439cm" svg:y2="10.521cm">
                <text:p/>
              </draw:line>
            </draw:g>
            <draw:g>
              <draw:path draw:style-name="gr7" draw:text-style-name="P1" draw:layer="layout" svg:width="1.015cm" svg:height="0.893cm" svg:x="5.661cm" svg:y="10.515cm" svg:viewBox="0 0 1016 894" svg:d="m1016 0c0 1016-1016 889-1016 889">
                <text:p/>
              </draw:path>
              <draw:line draw:style-name="gr8" draw:text-style-name="P1" draw:layer="layout" svg:x1="6.677cm" svg:y1="10.012cm" svg:x2="6.677cm" svg:y2="10.52cm">
                <text:p/>
              </draw:line>
            </draw:g>
          </draw:g>
          <draw:g>
            <draw:g>
              <draw:path draw:style-name="gr7" draw:text-style-name="P1" draw:layer="layout" svg:width="1.015cm" svg:height="0.893cm" draw:transform="rotate (-3.14159265358979) translate (14.297cm 4.812cm)" svg:viewBox="0 0 1016 894" svg:d="m1016 0c0 1016-1016 889-1016 889">
                <text:p/>
              </draw:path>
              <draw:line draw:style-name="gr8" draw:text-style-name="P1" draw:layer="layout" svg:x1="13.281cm" svg:y1="5.315cm" svg:x2="13.281cm" svg:y2="4.807cm">
                <text:p/>
              </draw:line>
            </draw:g>
            <draw:g>
              <draw:path draw:style-name="gr7" draw:text-style-name="P1" draw:layer="layout" svg:width="1.015cm" svg:height="0.893cm" draw:transform="rotate (-3.14159265358979) translate (14.297cm 4.811cm)" svg:viewBox="0 0 1016 894" svg:d="m1016 0c0 1016-1016 889-1016 889">
                <text:p/>
              </draw:path>
              <draw:line draw:style-name="gr8" draw:text-style-name="P1" draw:layer="layout" svg:x1="13.281cm" svg:y1="5.314cm" svg:x2="13.281cm" svg:y2="4.806cm">
                <text:p/>
              </draw:line>
            </draw:g>
            <draw:g>
              <draw:path draw:style-name="gr7" draw:text-style-name="P1" draw:layer="layout" svg:width="1.015cm" svg:height="0.893cm" draw:transform="rotate (-3.14159265358979) translate (12.519cm 4.812cm)" svg:viewBox="0 0 1016 894" svg:d="m0 0c0 1016 1016 889 1016 889">
                <text:p/>
              </draw:path>
              <draw:line draw:style-name="gr8" draw:text-style-name="P1" draw:layer="layout" svg:x1="12.519cm" svg:y1="5.315cm" svg:x2="12.519cm" svg:y2="4.807cm">
                <text:p/>
              </draw:line>
            </draw:g>
          </draw:g>
          <draw:line draw:style-name="gr9" draw:text-style-name="P1" draw:layer="layout" svg:x1="9.217cm" svg:y1="11.41cm" svg:x2="10.36cm" svg:y2="11.41cm">
            <text:p/>
          </draw:line>
          <draw:line draw:style-name="gr9" draw:text-style-name="P1" draw:layer="layout" svg:x1="10.486cm" svg:y1="3.917cm" svg:x2="9.343cm" svg:y2="3.917cm">
            <text:p/>
          </draw:line>
        </draw:g>
        <draw:g>
          <draw:g>
            <draw:custom-shape draw:style-name="gr2" draw:text-style-name="P1" draw:layer="layout" svg:width="3.01cm" svg:height="1.515cm" svg:x="11.287cm" svg:y="18.6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2.792cm" svg:y1="18.664cm" svg:x2="12.374cm" svg:y2="18.664cm">
              <text:p/>
            </draw:line>
            <draw:line draw:style-name="gr3" draw:text-style-name="P1" draw:layer="layout" svg:x1="12.792cm" svg:y1="20.179cm" svg:x2="13.21cm" svg:y2="20.179cm">
              <text:p/>
            </draw:line>
            <draw:custom-shape draw:style-name="gr2" draw:text-style-name="P1" draw:layer="layout" svg:width="3.01cm" svg:height="1.515cm" svg:x="11.287cm" svg:y="18.6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3.009cm" svg:height="1.515cm" svg:x="11.204cm" svg:y="13.4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2.709cm" svg:y1="13.471cm" svg:x2="12.291cm" svg:y2="13.471cm">
              <text:p/>
            </draw:line>
            <draw:line draw:style-name="gr3" draw:text-style-name="P1" draw:layer="layout" svg:x1="12.708cm" svg:y1="14.986cm" svg:x2="12.959cm" svg:y2="14.986cm">
              <text:p/>
            </draw:line>
            <draw:custom-shape draw:style-name="gr2" draw:text-style-name="P1" draw:layer="layout" svg:width="3.009cm" svg:height="1.515cm" svg:x="11.204cm" svg:y="13.4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4.213cm" svg:y1="14.228cm" svg:x2="14.297cm" svg:y2="19.421cm">
              <text:p/>
            </draw:line>
            <draw:line draw:style-name="gr4" draw:text-style-name="P1" draw:layer="layout" svg:x1="11.204cm" svg:y1="14.337cm" svg:x2="11.288cm" svg:y2="19.53cm">
              <text:p/>
            </draw:line>
          </draw:g>
          <draw:g>
            <draw:g>
              <draw:custom-shape draw:style-name="gr2" draw:text-style-name="P1" draw:layer="layout" svg:width="3.09cm" svg:height="1.514cm" svg:x="5.403cm" svg:y="18.66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" draw:text-style-name="P1" draw:layer="layout" svg:x1="6.948cm" svg:y1="18.664cm" svg:x2="7.205cm" svg:y2="18.664cm">
                <text:p/>
              </draw:line>
              <draw:line draw:style-name="gr3" draw:text-style-name="P1" draw:layer="layout" svg:x1="6.948cm" svg:y1="20.178cm" svg:x2="6.605cm" svg:y2="20.178cm">
                <text:p/>
              </draw:line>
              <draw:custom-shape draw:style-name="gr2" draw:text-style-name="P1" draw:layer="layout" svg:width="3.09cm" svg:height="1.514cm" svg:x="5.403cm" svg:y="18.66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1" draw:layer="layout" svg:width="3.089cm" svg:height="1.515cm" svg:x="5.318cm" svg:y="13.47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" draw:text-style-name="P1" draw:layer="layout" svg:x1="6.862cm" svg:y1="13.471cm" svg:x2="7.119cm" svg:y2="13.471cm">
                <text:p/>
              </draw:line>
              <draw:line draw:style-name="gr3" draw:text-style-name="P1" draw:layer="layout" svg:x1="6.862cm" svg:y1="14.986cm" svg:x2="6.519cm" svg:y2="14.986cm">
                <text:p/>
              </draw:line>
              <draw:custom-shape draw:style-name="gr2" draw:text-style-name="P1" draw:layer="layout" svg:width="3.089cm" svg:height="1.515cm" svg:x="5.318cm" svg:y="13.47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4" draw:text-style-name="P1" draw:layer="layout" svg:x1="8.407cm" svg:y1="14.228cm" svg:x2="8.493cm" svg:y2="19.421cm">
              <text:p/>
            </draw:line>
            <draw:line draw:style-name="gr4" draw:text-style-name="P1" draw:layer="layout" svg:x1="5.318cm" svg:y1="14.336cm" svg:x2="5.404cm" svg:y2="19.529cm">
              <text:p/>
            </draw:line>
          </draw:g>
          <draw:line draw:style-name="gr5" draw:text-style-name="P1" draw:layer="layout" svg:x1="12.811cm" svg:y1="17.892cm" svg:x2="12.811cm" svg:y2="15.733cm">
            <text:p/>
          </draw:line>
          <draw:line draw:style-name="gr5" draw:text-style-name="P1" draw:layer="layout" svg:x1="6.969cm" svg:y1="15.733cm" svg:x2="6.969cm" svg:y2="17.892cm">
            <text:p/>
          </draw:line>
          <draw:frame draw:style-name="gr6" draw:text-style-name="P2" draw:layer="layout" svg:width="3.302cm" svg:height="1.266cm" svg:x="11.16cm" svg:y="20.813cm">
            <draw:text-box>
              <text:p text:style-name="P2"><text:span text:style-name="T1">Cyclone</text:span></text:p>
            </draw:text-box>
          </draw:frame>
          <draw:frame draw:style-name="gr6" draw:text-style-name="P2" draw:layer="layout" svg:width="4.699cm" svg:height="1.266cm" svg:x="4.683cm" svg:y="20.817cm">
            <draw:text-box>
              <text:p text:style-name="P2"><text:span text:style-name="T1">Anticyclone</text:span></text:p>
            </draw:text-box>
          </draw:frame>
          <draw:g>
            <draw:path draw:style-name="gr7" draw:text-style-name="P1" draw:layer="layout" svg:width="1.015cm" svg:height="0.893cm" svg:x="13.192cm" svg:y="13.315cm" svg:viewBox="0 0 1016 894" svg:d="m0 894c0-1016 1016-889 1016-889">
              <text:p/>
            </draw:path>
            <draw:line draw:style-name="gr8" draw:text-style-name="P1" draw:layer="layout" svg:x1="14.69cm" svg:y1="13.32cm" svg:x2="14.055cm" svg:y2="13.32cm">
              <text:p/>
            </draw:line>
          </draw:g>
          <draw:g>
            <draw:path draw:style-name="gr7" draw:text-style-name="P1" draw:layer="layout" svg:width="1.015cm" svg:height="0.893cm" svg:x="11.261cm" svg:y="13.315cm" svg:viewBox="0 0 1016 894" svg:d="m1016 894c0-1016-1016-889-1016-889">
              <text:p/>
            </draw:path>
            <draw:line draw:style-name="gr8" draw:text-style-name="P1" draw:layer="layout" svg:x1="10.779cm" svg:y1="13.32cm" svg:x2="11.414cm" svg:y2="13.32cm">
              <text:p/>
            </draw:line>
          </draw:g>
          <draw:g>
            <draw:g>
              <draw:path draw:style-name="gr7" draw:text-style-name="P1" draw:layer="layout" svg:width="1.015cm" svg:height="0.893cm" draw:transform="rotate (-3.14159265358979) translate (8.493cm 20.43708cm)" svg:viewBox="0 0 1016 894" svg:d="m1016 894c0-1016-1016-889-1016-889">
                <text:p/>
              </draw:path>
              <draw:line draw:style-name="gr8" draw:text-style-name="P1" draw:layer="layout" svg:x1="8.975cm" svg:y1="20.432cm" svg:x2="8.34cm" svg:y2="20.432cm">
                <text:p/>
              </draw:line>
            </draw:g>
            <draw:g>
              <draw:path draw:style-name="gr7" draw:text-style-name="P1" draw:layer="layout" svg:width="1.015cm" svg:height="0.893cm" draw:transform="rotate (-3.14159265358979) translate (6.562cm 20.43708cm)" svg:viewBox="0 0 1016 894" svg:d="m0 894c0-1016 1016-889 1016-889">
                <text:p/>
              </draw:path>
              <draw:line draw:style-name="gr8" draw:text-style-name="P1" draw:layer="layout" svg:x1="5.064cm" svg:y1="20.432cm" svg:x2="5.699cm" svg:y2="20.432cm">
                <text:p/>
              </draw:line>
            </draw:g>
          </draw:g>
          <draw:g>
            <draw:g>
              <draw:path draw:style-name="gr7" draw:text-style-name="P1" draw:layer="layout" svg:width="1.015cm" svg:height="0.893cm" draw:transform="rotate (-3.14159265358979) translate (14.208cm 20.40608cm)" svg:viewBox="0 0 1016 894" svg:d="m1016 894c0-1016-1016-889-1016-889">
                <text:p/>
              </draw:path>
              <draw:line draw:style-name="gr8" draw:text-style-name="P1" draw:layer="layout" svg:x1="13.192cm" svg:y1="19.009cm" svg:x2="13.192cm" svg:y2="19.517cm">
                <text:p/>
              </draw:line>
            </draw:g>
            <draw:g>
              <draw:path draw:style-name="gr7" draw:text-style-name="P1" draw:layer="layout" svg:width="1.015cm" svg:height="0.893cm" draw:transform="rotate (-3.14159265358979) translate (14.208cm 20.40708cm)" svg:viewBox="0 0 1016 894" svg:d="m1016 894c0-1016-1016-889-1016-889">
                <text:p/>
              </draw:path>
              <draw:line draw:style-name="gr8" draw:text-style-name="P1" draw:layer="layout" svg:x1="13.192cm" svg:y1="19.01cm" svg:x2="13.192cm" svg:y2="19.518cm">
                <text:p/>
              </draw:line>
            </draw:g>
            <draw:g>
              <draw:path draw:style-name="gr7" draw:text-style-name="P1" draw:layer="layout" svg:width="1.015cm" svg:height="0.893cm" svg:x="11.414cm" svg:y="19.512cm" svg:viewBox="0 0 1016 894" svg:d="m1016 0c0 1016-1016 889-1016 889">
                <text:p/>
              </draw:path>
              <draw:line draw:style-name="gr8" draw:text-style-name="P1" draw:layer="layout" svg:x1="12.43cm" svg:y1="19.009cm" svg:x2="12.43cm" svg:y2="19.517cm">
                <text:p/>
              </draw:line>
            </draw:g>
          </draw:g>
          <draw:g>
            <draw:g>
              <draw:path draw:style-name="gr7" draw:text-style-name="P1" draw:layer="layout" svg:width="1.015cm" svg:height="0.893cm" draw:transform="rotate (-3.14159265358979) translate (8.366cm 14.087cm)" svg:viewBox="0 0 1016 894" svg:d="m1016 0c0 1016-1016 889-1016 889">
                <text:p/>
              </draw:path>
              <draw:line draw:style-name="gr8" draw:text-style-name="P1" draw:layer="layout" svg:x1="7.35cm" svg:y1="14.59cm" svg:x2="7.35cm" svg:y2="14.082cm">
                <text:p/>
              </draw:line>
            </draw:g>
            <draw:g>
              <draw:path draw:style-name="gr7" draw:text-style-name="P1" draw:layer="layout" svg:width="1.015cm" svg:height="0.893cm" draw:transform="rotate (-3.14159265358979) translate (8.366cm 14.086cm)" svg:viewBox="0 0 1016 894" svg:d="m1016 0c0 1016-1016 889-1016 889">
                <text:p/>
              </draw:path>
              <draw:line draw:style-name="gr8" draw:text-style-name="P1" draw:layer="layout" svg:x1="7.35cm" svg:y1="14.589cm" svg:x2="7.35cm" svg:y2="14.081cm">
                <text:p/>
              </draw:line>
            </draw:g>
            <draw:g>
              <draw:path draw:style-name="gr7" draw:text-style-name="P1" draw:layer="layout" svg:width="1.015cm" svg:height="0.893cm" draw:transform="rotate (-3.14159265358979) translate (6.588cm 14.087cm)" svg:viewBox="0 0 1016 894" svg:d="m0 0c0 1016 1016 889 1016 889">
                <text:p/>
              </draw:path>
              <draw:line draw:style-name="gr8" draw:text-style-name="P1" draw:layer="layout" svg:x1="6.588cm" svg:y1="14.59cm" svg:x2="6.588cm" svg:y2="14.082cm">
                <text:p/>
              </draw:line>
            </draw:g>
          </draw:g>
          <draw:line draw:style-name="gr9" draw:text-style-name="P1" draw:layer="layout" svg:x1="9.128cm" svg:y1="13.32cm" svg:x2="10.271cm" svg:y2="13.32cm">
            <text:p/>
          </draw:line>
          <draw:line draw:style-name="gr9" draw:text-style-name="P1" draw:layer="layout" svg:x1="10.652cm" svg:y1="20.432cm" svg:x2="9.509cm" svg:y2="20.432cm">
            <text:p/>
          </draw:line>
        </draw:g>
        <draw:line draw:style-name="gr1" draw:text-style-name="P1" draw:layer="layout" svg:x1="5.064cm" svg:y1="22.209cm" svg:x2="14.843cm" svg:y2="22.082cm">
          <text:p/>
        </draw:line>
        <draw:line draw:style-name="gr1" draw:text-style-name="P1" draw:layer="layout" svg:x1="4.937cm" svg:y1="2.651cm" svg:x2="14.716cm" svg:y2="2.524cm">
          <text:p/>
        </draw:line>
        <draw:frame draw:style-name="gr10" draw:text-style-name="P2" draw:layer="layout" svg:width="3.683cm" svg:height="1.038cm" svg:x="14.716cm" svg:y="11.668cm">
          <draw:text-box>
            <text:p text:style-name="P2"><text:span text:style-name="T1">Equator</text:span></text:p>
          </draw:text-box>
        </draw:frame>
        <draw:frame draw:style-name="gr10" draw:text-style-name="P2" draw:layer="layout" svg:width="3.683cm" svg:height="1.038cm" svg:x="15.097cm" svg:y="21.574cm">
          <draw:text-box>
            <text:p text:style-name="P2"><text:span text:style-name="T1">CMB</text:span></text:p>
          </draw:text-box>
        </draw:frame>
        <draw:frame draw:style-name="gr11" draw:text-style-name="P2" draw:layer="layout" svg:width="3.683cm" svg:height="1.038cm" svg:x="14.97cm" svg:y="2.016cm">
          <draw:text-box>
            <text:p text:style-name="P2"><text:span text:style-name="T1">CM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5T20:51:17.953171363</meta:creation-date>
    <dc:date>2016-06-15T21:35:05.428837503</dc:date>
    <meta:editing-duration>PT11M46S</meta:editing-duration>
    <meta:editing-cycles>2</meta:editing-cycles>
    <meta:generator>LibreOffice/4.1.6.2$Linux_X86_64 LibreOffice_project/410m0$Build-2</meta:generator>
    <meta:document-statistic meta:object-count="135"/>
  </office:meta>
</office:document-meta>
</file>